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-1319886544" text:id="ct-131988654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-1319936768" text:id="ct-1319936768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-1319899392" text:id="ct-1319899392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><office:annotation><dc:creator>Gauthier Bastien</dc:creator><dc:date>2011-01-13T14:56:41</dc:date><text:p text:style-name="P5"><text:span text:style-name="T6">do text</text:span></text:p><text:p text:style-name="P5"><text:span text:style-name="T6">from document(at=reference, format='odt')</text:span></text:p></office:annotation><text:span text:style-name="T2">Import depuis reference.odt</text:span></text:p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-1319886544"/>self.displayValue(self.getFoldermanagers()[0].Vocabulary('grade')[0], self.getFoldermanagers()[0].getGrade())<text:change-end text:change-id="ct-1319886544"/></text:p>
      <text:p text:style-name="UrbanBody"><text:tab/><text:tab/><text:tab/><text:tab/><text:tab/><text:tab/><text:tab/><text:change-start text:change-id="ct-1319936768"/>self.getFoldermanagers()[0].getName2()<text:change-end text:change-id="ct-1319936768"/> <text:change-start text:change-id="ct-1319899392"/>self.getFoldermanagers()[0].getName1()<text:change-end text:change-id="ct-13198993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9-07-27T10:37:25</meta:creation-date>
    <dc:date>2012-03-12T16:49:04</dc:date>
    <dc:language>fr-FR</dc:language>
    <meta:editing-cycles>88</meta:editing-cycles>
    <meta:editing-duration>PT12H30M44S</meta:editing-duration>
    <dc:creator>JM </dc:creator>
    <meta:document-statistic meta:table-count="0" meta:image-count="0" meta:object-count="0" meta:page-count="1" meta:paragraph-count="16" meta:word-count="98" meta:character-count="1029" meta:non-whitespace-character-count="944"/>
    <meta:user-defined meta:name="Info 1"/>
    <meta:user-defined meta:name="Info 2"/>
    <meta:user-defined meta:name="Info 3"/>
    <meta:user-defined meta:name="Info 4"/>
  </office:meta>
</office:document-meta>
</file>